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E0000003C095A94D2.png"/>
  <manifest:file-entry manifest:media-type="image/png" manifest:full-path="Pictures/1000000000000523000000B6DD03F0B7.png"/>
  <manifest:file-entry manifest:media-type="image/png" manifest:full-path="Pictures/10000000000001780000017E41F76972.png"/>
  <manifest:file-entry manifest:media-type="image/png" manifest:full-path="Pictures/1000000000000526000000B8DB0717A1.png"/>
  <manifest:file-entry manifest:media-type="image/png" manifest:full-path="Pictures/100000000000052A000000BEE10F8CC9.png"/>
  <manifest:file-entry manifest:media-type="image/png" manifest:full-path="Pictures/10000000000003BC000001643694E9A0.png"/>
  <manifest:file-entry manifest:media-type="image/png" manifest:full-path="Pictures/100000000000046B000000CEFC0311D4.png"/>
  <manifest:file-entry manifest:media-type="image/png" manifest:full-path="Pictures/10000000000003C10000015BC377B4C4.png"/>
  <manifest:file-entry manifest:media-type="image/png" manifest:full-path="Pictures/10000000000001F30000019F92CAEE52.png"/>
  <manifest:file-entry manifest:media-type="image/png" manifest:full-path="Pictures/10000000000003B60000014E2FF9972E.png"/>
  <manifest:file-entry manifest:media-type="" manifest:full-path="Pictures/2000000100004D0D00000A2368D1891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45</text:p>
      <text:p text:style-name="Standard"/>
      <text:p text:style-name="Standard"><draw:frame draw:style-name="fr1" draw:name="Figura2" text:anchor-type="paragraph" svg:width="13.203cm" svg:height="5.616cm" draw:z-index="0"><draw:image xlink:href="Pictures/10000000000001F30000019F92CAEE52.png" xlink:type="simple" xlink:show="embed" xlink:actuate="onLoad"/></draw:frame></text:p>
      <text:p text:style-name="Standard"><draw:frame draw:style-name="fr2" draw:name="Figura1" text:anchor-type="paragraph" svg:width="15.478cm" svg:height="3.096cm" draw:z-index="1"><draw:image xlink:href="Pictures/100000000000046B000000CEFC0311D4.png" xlink:type="simple" xlink:show="embed" xlink:actuate="onLoad"/></draw:frame></text:p>
      <text:p text:style-name="Standard"><draw:frame draw:style-name="fr1" draw:name="Figura3" text:anchor-type="paragraph" svg:width="6.16cm" svg:height="4.715cm" draw:z-index="2"><draw:image xlink:href="Pictures/10000000000001780000017E41F76972.png" xlink:type="simple" xlink:show="embed" xlink:actuate="onLoad"/></draw:frame></text:p>
      <text:p text:style-name="Standard"><draw:frame draw:style-name="fr2" draw:name="Figura4" text:anchor-type="paragraph" svg:width="10.107cm" svg:height="1.588cm" draw:z-index="3"><draw:image xlink:href="Pictures/100000000000017E0000003C095A94D2.png" xlink:type="simple" xlink:show="embed" xlink:actuate="onLoad"/></draw:frame></text:p>
      <text:p text:style-name="Standard"><draw:frame draw:style-name="fr3" draw:name="Figura5" text:anchor-type="paragraph" svg:width="17cm" svg:height="2.443cm" draw:z-index="4"><draw:image xlink:href="Pictures/100000000000052A000000BEE10F8CC9.png" xlink:type="simple" xlink:show="embed" xlink:actuate="onLoad"/></draw:frame></text:p>
      <text:p text:style-name="Standard"><draw:frame draw:style-name="fr3" draw:name="Figura6" text:anchor-type="paragraph" svg:width="17cm" svg:height="2.372cm" draw:z-index="5"><draw:image xlink:href="Pictures/1000000000000526000000B8DB0717A1.png" xlink:type="simple" xlink:show="embed" xlink:actuate="onLoad"/></draw:frame></text:p>
      <text:p text:style-name="Standard"><draw:frame draw:style-name="fr4" draw:name="Figura7" text:anchor-type="paragraph" svg:width="17cm" svg:height="6.331cm" draw:z-index="6"><draw:image xlink:href="Pictures/10000000000003BC000001643694E9A0.png" xlink:type="simple" xlink:show="embed" xlink:actuate="onLoad"/></draw:frame></text:p>
      <text:p text:style-name="Standard"><text:soft-page-break/></text:p>
      <text:p text:style-name="Standard"><draw:frame draw:style-name="fr3" draw:name="Figura8" text:anchor-type="paragraph" svg:width="17cm" svg:height="6.138cm" draw:z-index="7"><draw:image xlink:href="Pictures/10000000000003C10000015BC377B4C4.png" xlink:type="simple" xlink:show="embed" xlink:actuate="onLoad"/></draw:frame></text:p>
      <text:p text:style-name="Standard"><draw:frame draw:style-name="fr3" draw:name="Figura9" text:anchor-type="paragraph" svg:width="17cm" svg:height="5.976cm" draw:z-index="8"><draw:image xlink:href="Pictures/10000000000003B60000014E2FF9972E.png" xlink:type="simple" xlink:show="embed" xlink:actuate="onLoad"/></draw:frame></text:p>
      <text:p text:style-name="Standard"/>
      <text:p text:style-name="Standard"/>
      <text:p text:style-name="Standard"><draw:frame draw:style-name="fr3" draw:name="Figura11" text:anchor-type="paragraph" svg:width="17cm" svg:height="2.351cm" draw:z-index="9"><draw:image xlink:href="Pictures/1000000000000523000000B6DD03F0B7.png" xlink:type="simple" xlink:show="embed" xlink:actuate="onLoad"/></draw:frame></text:p>
      <text:p text:style-name="Standard"/>
      <text:p text:style-name="Standard"><draw:frame draw:style-name="fr3" draw:name="figura1" text:anchor-type="paragraph" svg:width="17cm" svg:height="2.237cm" draw:z-index="10"><draw:image xlink:href="Pictures/2000000100004D0D00000A2368D1891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15:26:24.38</meta:creation-date>
    <meta:document-statistic meta:table-count="0" meta:image-count="11" meta:object-count="0" meta:page-count="2" meta:paragraph-count="1" meta:word-count="2" meta:character-count="8"/>
    <dc:date>2018-02-09T15:26:58.54</dc:date>
    <dc:creator>Damaso Roese </dc:creator>
    <meta:editing-duration>PT00H00M34S</meta:editing-duration>
    <meta:editing-cycles>1</meta:editing-cycles>
    <meta:generator>BrOffice.org/3.2$Win32 OpenOffice.org_project/320m12$Build-9483</meta:generator>
  </office:meta>
</office:document-meta>
</file>